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gradient-name="gradient" draw:fill-hatch-name="hatch"/>
      <style:paragraph-properties fo:line-height="150%" fo:text-align="center" style:justify-single-word="false"/>
      <style:text-properties fo:font-size="16pt" officeooo:paragraph-rsid="000b06bb" style:font-size-asian="16pt" style:font-size-complex="16pt"/>
    </style:style>
    <style:style style:name="P2" style:family="paragraph" style:parent-style-name="Standard">
      <loext:graphic-properties draw:fill-gradient-name="gradient" draw:fill-hatch-name="hatch"/>
      <style:paragraph-properties fo:line-height="150%"/>
      <style:text-properties fo:font-size="16pt" officeooo:paragraph-rsid="000b06bb" style:font-size-asian="16pt" style:font-size-complex="16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fo:language="en" fo:country="US" fo:font-style="italic" style:text-underline-style="solid" style:text-underline-width="auto" style:text-underline-color="font-color" fo:font-weight="bold" style:font-size-asian="14pt" style:font-style-asian="italic" style:font-weight-asian="bold" style:font-name-complex="Times New Roman1" style:font-size-complex="14pt"/>
    </style:style>
    <style:style style:name="T3" style:family="text">
      <style:text-properties style:font-name="Times New Roman" fo:language="en" fo:country="US" fo:font-style="italic" style:text-underline-style="solid" style:text-underline-width="auto" style:text-underline-color="font-color" fo:font-weight="bold" style:font-style-asian="italic" style:font-weight-asian="bold" style:font-name-complex="Times New Roman1"/>
    </style:style>
    <style:style style:name="T4" style:family="text">
      <style:text-properties style:font-name="Times New Roman"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XXIV</text:span></text:p>
      <text:p text:style-name="P2"><text:span text:style-name="T4">Павел и Юля вошли в комнату. Алехин неторопливо снял с себя и развязал галстук. Девушка спокойно и внимательно наблюдала за его движениями. Парень осторожно подошел ближе. В следующий момент черное платье элегантно упало на пол, обнажая женское тело. </text:span></text:p>
      <text:p text:style-name="P2"><text:span text:style-name="T4">–Дай руки, – спокойно и повелительно сказал Павел.</text:span></text:p>
      <text:p text:style-name="P2"><text:span text:style-name="T4">–Да, сэр, – ответила Юля, складывая руки и протягивая их вперед.</text:span></text:p>
      <text:p text:style-name="P2"><text:span text:style-name="T4">Алехин осторожно затянул хитрый узел из галстука на руках девушки, после чего осторожно убрал ее волосы за ухо и резко поцеловал ее шею. Юля закрыла глаза, наклонив голову назад. Взяв на руки, Павел осторожно уложил ее на кровать, привязывая оставшийся конец галстука к кольцу. После этого он достал из ящичка повязку, расположив ее на глазах девушки, подошел к одному из стеллажей и, сняв одну из висящих плетей, вернулся к кровати. Павел осторожно водил плетью по телу девушки. Юля выгнулась и, пытаясь сопротивляться, поворачивалась из стороны в сторону. Замахнувшись, Алехин нанес несильный удар по телу девушки, чуть ниже груди. Еще сильнее прогнувшись, Юля издала негромкий стон. За первым последовало еще три удара, на каждый из которых, девушка издавала все более уверенный стон, крутясь и прогибаясь. На следующий удар, Юля случайно перевернулась животом вниз. «Оу, ты решила в какой-то степени помочь мне?» – улыбаясь, сказал Павел, нанося очередной удар по нежному телу. После еще нескольких ударов, плеть упала на пол из рук Алехина. Он спокойно снял рубашку. Развязав узел, которым был привязан галстук и, сняв повязку, резко подхватил Юлю на руки, страстно целуя и прикусывая </text:span><text:soft-page-break/><text:span text:style-name="T4">ее губу. Переместившись в дальнюю часть комнаты, парень поставил ее на пол, а галстук привязал к одному из колец на потолке. Окинув ее взглядом, Павел встал за ее спиной. В руках его блеснула ручка. Повернув верхнюю часть и подвинув пластинку, Алехин провел плавную линию по спине девушки. Юля выгнулась, издавая отрывистый громкий стон.</text:span></text:p>
      <text:p text:style-name="P2"><text:span text:style-name="T4">–Нравится? – спросил Павел.</text:span></text:p>
      <text:p text:style-name="P2"><text:span text:style-name="T4">–Да, мой повелитель. Но что это? </text:span></text:p>
      <text:p text:style-name="P2"><text:span text:style-name="T4">–Это что-то вроде лазера, который не оставляет следов. Лишь ощущения. Намного практичнее и приятнее, чем воск от свечей. Хочешь еще? </text:span></text:p>
      <text:p text:style-name="P2"><text:span text:style-name="T4">–Да, сэр.</text:span></text:p>
      <text:p text:style-name="P2"><text:span text:style-name="T4">Павел резко сделал еще несколько полосок, после чего обошел Юлю и резко впился в ее губы. Поцелуй был недолгим. Оторвавшись через несколько секунд, парень оставил дорожку из поцелуев по ее телу вниз, после чего поднялся обратно, провел ручкой по ключице, услышав очередной стон и, поймав момент, когда Юля прогнулась на него, резко поцеловал ее грудь, слегка прикусывая один из сосков и делая вокруг него круговые движения языком, не прекращая периодически водить ручкой по телу. Через пару часов, Алехин нес уставшую, но довольную Юлю на руках наверх. Осторожно положив девушку на кровать, он укрыл ее одеялом и удалился со словами: «Отдохни. Я попозже зайду». Не прошло и 5 минут, как Юля спала, а Павел сидел у себя в кабинете с кофе и ноутбуком.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5T19:28:18.820000000</meta:creation-date>
    <dc:date>2022-05-15T19:28:39.075000000</dc:date>
    <meta:editing-duration>PT20S</meta:editing-duration>
    <meta:editing-cycles>1</meta:editing-cycles>
    <meta:document-statistic meta:table-count="0" meta:image-count="0" meta:object-count="0" meta:page-count="2" meta:paragraph-count="10" meta:word-count="444" meta:character-count="2848" meta:non-whitespace-character-count="2406"/>
    <meta:generator>LibreOffice/7.2.2.2$Windows_X86_64 LibreOffice_project/02b2acce88a210515b4a5bb2e46cbfb63fe97d56</meta:generator>
  </office:meta>
</office:document-meta>
</file>